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800000870CB1C0252.png"/>
  <manifest:file-entry manifest:media-type="image/png" manifest:full-path="Pictures/1000000000000438000008704BDD46E6.png"/>
  <manifest:file-entry manifest:media-type="image/png" manifest:full-path="Pictures/10000000000004380000087058454A6C.png"/>
  <manifest:file-entry manifest:media-type="image/png" manifest:full-path="Pictures/100000000000043800000870E93477B7.png"/>
  <manifest:file-entry manifest:media-type="image/png" manifest:full-path="Pictures/1000000000000438000008700A39228D.png"/>
  <manifest:file-entry manifest:media-type="image/png" manifest:full-path="Pictures/10000000000004380000087026C14626.png"/>
  <manifest:file-entry manifest:media-type="image/png" manifest:full-path="Pictures/1000000000000438000008707F76A084.png"/>
  <manifest:file-entry manifest:media-type="image/png" manifest:full-path="Pictures/10000000000004380000087032F89D3E.png"/>
  <manifest:file-entry manifest:media-type="image/png" manifest:full-path="Pictures/1000000000000438000008700AA592F4.png"/>
  <manifest:file-entry manifest:media-type="image/png" manifest:full-path="Pictures/100000000000043800000870D1B476B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draw:fill="none" fo:min-height="0.95cm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draw:stroke="none" draw:fill="none" fo:min-height="0.7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Objet_20_sans_20_remplissage_20_ni_20_ligne">
      <style:graphic-properties svg:stroke-width="0.028cm" draw:marker-start-width="0.242cm" draw:marker-end-width="0.24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style:paragraph-properties fo:text-align="center"/>
      <style:text-properties fo:text-shadow="1pt 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649cm" svg:height="15cm" svg:x="12.351cm" svg:y="7.1cm">
          <draw:image xlink:href="Pictures/100000000000043800000870E93477B7.png" xlink:type="simple" xlink:show="embed" xlink:actuate="onLoad">
            <text:p/>
          </draw:image>
        </draw:frame>
        <draw:frame draw:style-name="gr1" draw:text-style-name="P1" draw:layer="layout" svg:width="7.449cm" svg:height="14.899cm" svg:x="0.951cm" svg:y="7.101cm">
          <draw:image xlink:href="Pictures/100000000000043800000870CB1C0252.png" xlink:type="simple" xlink:show="embed" xlink:actuate="onLoad">
            <text:p/>
          </draw:image>
        </draw:frame>
        <draw:frame draw:style-name="gr2" draw:text-style-name="P2" draw:layer="layout" svg:width="3.9cm" svg:height="1cm" svg:x="2.5cm" svg:y="5.7cm">
          <draw:text-box>
            <text:p text:style-name="P2"><text:span text:style-name="T1">Exercice 1</text:span></text:p>
          </draw:text-box>
        </draw:frame>
        <draw:frame draw:style-name="gr3" draw:text-style-name="P2" draw:layer="layout" svg:width="3.857cm" svg:height="1.2cm" svg:x="14.4cm" svg:y="5.5cm">
          <draw:text-box>
            <text:p text:style-name="P2"><text:span text:style-name="T1">Exercice 2</text:span></text:p>
          </draw:text-box>
        </draw:frame>
        <draw:frame draw:style-name="gr4" draw:text-style-name="P3" draw:layer="layout" svg:width="19cm" svg:height="3.5cm" svg:x="1cm" svg:y="1cm">
          <draw:text-box>
            <text:p text:style-name="P3"><text:span text:style-name="T2">Capture d' écran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7.6cm" svg:height="15cm" svg:x="6.5cm" svg:y="6.3cm">
          <draw:image xlink:href="Pictures/1000000000000438000008704BDD46E6.png" xlink:type="simple" xlink:show="embed" xlink:actuate="onLoad">
            <text:p/>
          </draw:image>
        </draw:frame>
        <draw:frame draw:style-name="gr5" draw:text-style-name="P2" draw:layer="layout" svg:width="3.635cm" svg:height="0.984cm" svg:x="8.665cm" svg:y="3.8cm">
          <draw:text-box>
            <text:p text:style-name="P2"><text:span text:style-name="T1">Exercice 3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7.5cm" svg:height="15cm" svg:x="12.8cm" svg:y="1.1cm">
          <draw:image xlink:href="Pictures/10000000000004380000087058454A6C.png" xlink:type="simple" xlink:show="embed" xlink:actuate="onLoad">
            <text:p/>
          </draw:image>
        </draw:frame>
        <draw:frame draw:style-name="gr1" draw:text-style-name="P1" draw:layer="layout" svg:width="5.03cm" svg:height="10cm" svg:x="0.87cm" svg:y="1.1cm">
          <draw:image xlink:href="Pictures/1000000000000438000008700AA592F4.png" xlink:type="simple" xlink:show="embed" xlink:actuate="onLoad">
            <text:p/>
          </draw:image>
        </draw:frame>
        <draw:frame draw:style-name="gr1" draw:text-style-name="P1" draw:layer="layout" svg:width="7.549cm" svg:height="14.899cm" svg:x="4.5cm" svg:y="13.9cm">
          <draw:image xlink:href="Pictures/10000000000004380000087032F89D3E.png" xlink:type="simple" xlink:show="embed" xlink:actuate="onLoad">
            <text:p/>
          </draw:image>
        </draw:frame>
        <draw:line draw:style-name="gr6" draw:text-style-name="P1" draw:layer="layout" svg:x1="7cm" svg:y1="6.1cm" svg:x2="12.3cm" svg:y2="7.1cm">
          <text:p/>
        </draw:line>
        <draw:line draw:style-name="gr6" draw:text-style-name="P1" draw:layer="layout" svg:x1="2.4cm" svg:y1="11.8cm" svg:x2="3.9cm" svg:y2="15.2cm">
          <text:p/>
        </draw:line>
        <draw:line draw:style-name="gr7" draw:text-style-name="P1" draw:layer="layout" svg:x1="17.5cm" svg:y1="17.4cm" svg:x2="13.3cm" svg:y2="22.9cm">
          <text:p/>
        </draw:line>
        <draw:frame draw:style-name="gr5" draw:text-style-name="P2" draw:layer="layout" svg:width="3.635cm" svg:height="0.984cm" svg:x="8cm" svg:y="1.116cm">
          <draw:text-box>
            <text:p text:style-name="P2"><text:span text:style-name="T1">Exercice 4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7.5cm" svg:height="15cm" svg:x="1.2cm" svg:y="6.7cm">
          <draw:image xlink:href="Pictures/100000000000043800000870D1B476B7.png" xlink:type="simple" xlink:show="embed" xlink:actuate="onLoad">
            <text:p/>
          </draw:image>
        </draw:frame>
        <draw:frame draw:style-name="gr1" draw:text-style-name="P1" draw:layer="layout" svg:width="7.5cm" svg:height="15cm" svg:x="11.3cm" svg:y="6.6cm">
          <draw:image xlink:href="Pictures/1000000000000438000008707F76A084.png" xlink:type="simple" xlink:show="embed" xlink:actuate="onLoad">
            <text:p/>
          </draw:image>
        </draw:frame>
        <draw:line draw:style-name="gr7" draw:text-style-name="P1" draw:layer="layout" svg:x1="9.1cm" svg:y1="14.1cm" svg:x2="11.1cm" svg:y2="14.1cm">
          <text:p/>
        </draw:line>
        <draw:frame draw:style-name="gr2" draw:layer="layout" svg:width="2.9cm" svg:height="1cm" svg:x="3.5cm" svg:y="22.1cm">
          <draw:text-box>
            <text:p>Light off</text:p>
          </draw:text-box>
        </draw:frame>
        <draw:frame draw:style-name="gr8" draw:layer="layout" svg:width="2.754cm" svg:height="0.963cm" svg:x="13.9cm" svg:y="22.1cm">
          <draw:text-box>
            <text:p>Light on</text:p>
          </draw:text-box>
        </draw:frame>
        <draw:frame draw:style-name="gr5" draw:text-style-name="P2" draw:layer="layout" svg:width="3.635cm" svg:height="0.984cm" svg:x="8.2cm" svg:y="1.116cm">
          <draw:text-box>
            <text:p text:style-name="P2"><text:span text:style-name="T1">Exercice 5</text:span></text:p>
          </draw:text-box>
        </draw:frame>
        <draw:frame draw:style-name="gr9" draw:layer="layout" svg:width="2.1cm" svg:height="1.1cm" svg:x="8.9cm" svg:y="12.3cm">
          <draw:text-box>
            <text:p>move</text:p>
          </draw:text-box>
        </draw:frame>
      </draw:page>
      <draw:page draw:name="page5" draw:style-name="dp1" draw:master-page-name="Standard">
        <draw:frame draw:style-name="gr1" draw:text-style-name="P1" draw:layer="layout" svg:width="7.449cm" svg:height="14.999cm" svg:x="12.6cm" svg:y="6.701cm">
          <draw:image xlink:href="Pictures/1000000000000438000008700A39228D.png" xlink:type="simple" xlink:show="embed" xlink:actuate="onLoad">
            <text:p/>
          </draw:image>
        </draw:frame>
        <draw:frame draw:style-name="gr10" draw:text-style-name="P4" draw:layer="layout" svg:width="7.5cm" svg:height="14.999cm" svg:x="1cm" svg:y="6.8cm">
          <draw:image xlink:href="Pictures/10000000000004380000087026C14626.png" xlink:type="simple" xlink:show="embed" xlink:actuate="onLoad">
            <text:p/>
          </draw:image>
        </draw:frame>
        <draw:frame draw:style-name="gr5" draw:text-style-name="P2" draw:layer="layout" svg:width="3.635cm" svg:height="0.984cm" svg:x="8.6cm" svg:y="1.116cm">
          <draw:text-box>
            <text:p text:style-name="P2"><text:span text:style-name="T1">Exercice 6</text:span></text:p>
          </draw:text-box>
        </draw:frame>
        <draw:line draw:style-name="gr11" draw:text-style-name="P1" draw:layer="layout" svg:x1="8.5cm" svg:y1="6.8cm" svg:x2="8.5cm" svg:y2="21.8cm">
          <text:p/>
        </draw:line>
        <draw:line draw:style-name="gr11" draw:text-style-name="P1" draw:layer="layout" svg:x1="1cm" svg:y1="6.8cm" svg:x2="1cm" svg:y2="21.8cm">
          <text:p/>
        </draw:line>
        <draw:line draw:style-name="gr11" draw:text-style-name="P1" draw:layer="layout" svg:x1="8.5cm" svg:y1="21.8cm" svg:x2="1cm" svg:y2="21.8cm">
          <text:p/>
        </draw:line>
        <draw:line draw:style-name="gr6" draw:text-style-name="P1" draw:layer="layout" svg:x1="8.9cm" svg:y1="14.4cm" svg:x2="12.1cm" svg:y2="14.4cm">
          <text:p/>
        </draw:line>
        <draw:frame draw:style-name="gr12" draw:layer="layout" svg:width="3.4cm" svg:height="1.3cm" svg:x="8.7cm" svg:y="12.6cm">
          <draw:text-box>
            <text:p text:style-name="P1">approa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bre lamouchi</meta:initial-creator>
    <meta:creation-date>2021-02-19T19:07:32.54</meta:creation-date>
    <dc:date>2021-02-19T19:44:46.79</dc:date>
    <dc:creator>ambre lamouchi</dc:creator>
    <meta:editing-duration>PT6M18S</meta:editing-duration>
    <meta:editing-cycles>1</meta:editing-cycles>
    <meta:document-statistic meta:object-count="29"/>
    <meta:generator>OpenOffice/4.1.7$Win32 OpenOffice.org_project/417m1$Build-9800</meta:generator>
  </office:meta>
</office:document-meta>
</file>